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/>
    </style:style>
    <style:style style:name="gr2" style:family="graphic" style:parent-style-name="standard">
      <style:graphic-properties draw:fill="solid" draw:fill-color="#999999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standard">
      <style:graphic-properties draw:fill="solid" draw:fill-color="#ff3366"/>
    </style:style>
    <style:style style:name="gr5" style:family="graphic" style:parent-style-name="standard">
      <style:graphic-properties draw:fill="solid" draw:fill-color="#ffffff"/>
    </style:style>
    <style:style style:name="gr6" style:family="graphic" style:parent-style-name="standard">
      <style:graphic-properties draw:fill="solid" draw:fill-color="#cccccc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1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cm"/>
    </style:style>
    <style:style style:name="gr13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800080"/>
    </style:style>
    <style:style style:name="gr15" style:family="graphic" style:parent-style-name="standard">
      <style:graphic-properties draw:fill="solid" draw:fill-color="#94476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0cm"/>
    </style:style>
    <style:style style:name="gr19" style:family="graphic" style:parent-style-name="standard">
      <style:graphic-properties draw:fill="solid" draw:fill-color="#0047ff"/>
    </style:style>
    <style:style style:name="gr20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b80047"/>
    </style:style>
    <style:style style:name="gr22" style:family="graphic" style:parent-style-name="standard">
      <style:graphic-properties draw:fill="solid" draw:fill-color="#ffffff"/>
    </style:style>
    <style:style style:name="gr23" style:family="graphic" style:parent-style-name="standard">
      <style:graphic-properties draw:fill="solid" draw:fill-color="#9999ff"/>
    </style:style>
    <style:style style:name="gr24" style:family="graphic" style:parent-style-name="standard">
      <style:graphic-properties draw:fill="solid" draw:fill-color="#ff0000"/>
    </style:style>
    <style:style style:name="gr25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b8ff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0.6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dash" style:text-underline-width="auto" style:text-underline-color="font-colo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text-align="center"/>
      <style:text-properties fo:font-family="Arial" style:font-family-generic="roman" style:font-pitch="variable" fo:font-size="18pt" style:text-underline-style="dash" style:text-underline-width="auto" style:text-underline-color="#000000" style:letter-kerning="true" style:font-size-asian="18pt" style:font-family-complex="'Arial Unicode MS'" style:font-family-generic-complex="system" style:font-pitch-complex="variable" style:font-size-complex="18pt"/>
    </style:style>
    <style:style style:name="P8" style:family="paragraph">
      <style:paragraph-properties fo:text-align="center"/>
      <style:text-properties fo:font-size="18pt" style:text-underline-style="dash" style:text-underline-width="auto" style:text-underline-color="#000000" style:font-size-asian="18pt" style:font-size-complex="18pt"/>
    </style:style>
    <style:style style:name="P9" style:family="paragraph">
      <style:paragraph-properties fo:text-align="center"/>
      <style:text-properties style:text-underline-style="dash" style:text-underline-width="auto" style:text-underline-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ash" style:text-underline-width="auto" style:text-underline-color="font-color"/>
    </style:style>
    <style:style style:name="T3" style:family="text">
      <style:text-properties fo:font-size="18pt" style:text-underline-style="dash" style:text-underline-width="auto" style:text-underline-color="font-color" style:font-size-asian="18pt" style:font-size-complex="18pt"/>
    </style:style>
    <style:style style:name="T4" style:family="text">
      <style:text-properties fo:font-size="18pt" style:text-underline-style="none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style:text-underline-style="dash" style:text-underline-width="auto" style:text-underline-color="#000000" style:font-size-asian="18pt" style:font-size-complex="18pt"/>
    </style:style>
    <style:style style:name="T7" style:family="text">
      <style:text-properties style:text-underline-style="dash" style:text-underline-width="auto" style:text-underline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3.334cm" svg:height="1.27cm" svg:x="16.843cm" svg:y="5.966cm">
          <text:p>DVD</text:p>
        </draw:rect>
        <draw:ellipse draw:style-name="gr2" draw:text-style-name="P2" xml:id="id2" draw:id="id2" draw:layer="layout" svg:width="3.81cm" svg:height="1.778cm" svg:x="4.783cm" svg:y="1.362cm">
          <text:p text:style-name="P1"><text:span text:style-name="T1">customer_id</text:span></text:p>
        </draw:ellipse>
        <draw:ellipse draw:style-name="gr2" draw:text-style-name="P1" xml:id="id3" draw:id="id3" draw:layer="layout" svg:width="5.307cm" svg:height="2.051cm" svg:x="15.351cm" svg:y="1.362cm">
          <text:p text:style-name="P1">customer_name</text:p>
        </draw:ellipse>
        <draw:ellipse draw:style-name="gr3" draw:text-style-name="P1" draw:layer="layout" svg:width="3.81cm" svg:height="1.778cm" svg:x="9.001cm" svg:y="18.653cm">
          <text:p text:style-name="P1">album_name</text:p>
        </draw:ellipse>
        <draw:ellipse draw:style-name="gr3" draw:text-style-name="P3" draw:layer="layout" svg:width="3.81cm" svg:height="1.778cm" svg:x="6.207cm" svg:y="16.875cm">
          <text:p text:style-name="P1"><text:span text:style-name="T2">album_id</text:span></text:p>
        </draw:ellipse>
        <draw:rect draw:style-name="gr4" draw:layer="layout" svg:width="4.064cm" svg:height="1.27cm" svg:x="4.683cm" svg:y="8.62cm">
          <text:p/>
        </draw:rect>
        <draw:rect draw:style-name="gr5" draw:text-style-name="P5" draw:layer="layout" svg:width="3.56cm" svg:height="0.876cm" svg:x="5.064cm" svg:y="8.76cm">
          <text:p text:style-name="P4">Album</text:p>
        </draw:rect>
        <draw:rect draw:style-name="gr4" draw:layer="layout" svg:width="2.794cm" svg:height="1.143cm" svg:x="5.318cm" svg:y="6.093cm">
          <text:p/>
        </draw:rect>
        <draw:rect draw:style-name="gr5" draw:text-style-name="P5" draw:layer="layout" svg:width="2.403cm" svg:height="0.875cm" svg:x="5.328cm" svg:y="6.22cm">
          <text:p text:style-name="P4">CD</text:p>
        </draw:rect>
        <draw:rect draw:style-name="gr6" draw:text-style-name="P1" xml:id="id1" draw:id="id1" draw:layer="layout" svg:width="3.175cm" svg:height="1.181cm" svg:x="11.795cm" svg:y="2.74cm">
          <text:p text:style-name="P1">Customer </text:p>
        </draw:rect>
        <draw:custom-shape draw:style-name="gr7" draw:text-style-name="P1" draw:layer="layout" svg:width="4.76cm" svg:height="1.904cm" svg:x="10.593cm" svg:y="5.4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81cm" svg:height="1.524cm" svg:x="11.044cm" svg:y="5.645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4" draw:id="id4" draw:layer="layout" svg:width="4.76cm" svg:height="1.904cm" svg:x="10.592cm" svg:y="5.4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81cm" svg:height="1.524cm" svg:x="11.043cm" svg:y="5.644cm">
          <text:p text:style-name="P1">Buy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4.76cm" svg:height="1.904cm" svg:x="10.144cm" svg:y="8.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draw:type="line" svg:x1="11.795cm" svg:y1="3.33cm" svg:x2="8.593cm" svg:y2="2.251cm" draw:start-shape="id1" draw:start-glue-point="3" draw:end-shape="id2" draw:end-glue-point="1" svg:d="m11795 3330-3202-1079">
          <text:p/>
        </draw:connector>
        <draw:connector draw:style-name="gr10" draw:text-style-name="P1" draw:layer="layout" draw:type="line" svg:x1="14.97cm" svg:y1="3.33cm" svg:x2="15.351cm" svg:y2="2.387cm" draw:start-shape="id1" draw:start-glue-point="1" draw:end-shape="id3" draw:end-glue-point="3" svg:d="m14970 3330 381-943">
          <text:p/>
        </draw:connector>
        <draw:connector draw:style-name="gr10" draw:text-style-name="P1" draw:layer="layout" draw:type="line" svg:x1="13.382cm" svg:y1="3.921cm" svg:x2="12.972cm" svg:y2="5.463cm" draw:start-shape="id1" draw:start-glue-point="2" draw:end-shape="id4" draw:end-glue-point="4" svg:d="m13382 3921-410 1542">
          <text:p/>
        </draw:connector>
        <draw:line draw:style-name="gr10" draw:text-style-name="P1" draw:layer="layout" svg:x1="11.174cm" svg:y1="6.093cm" svg:x2="8.112cm" svg:y2="6.093cm">
          <text:p/>
        </draw:line>
        <draw:line draw:style-name="gr10" draw:text-style-name="P1" draw:layer="layout" svg:x1="12.684cm" svg:y1="7.236cm" svg:x2="7.858cm" svg:y2="7.23cm">
          <text:p/>
        </draw:line>
        <draw:frame draw:style-name="gr11" draw:layer="layout" svg:width="0.127cm" svg:height="0.962cm" svg:x="13.23cm" svg:y="4.683cm">
          <draw:text-box>
            <text:p>1</text:p>
          </draw:text-box>
        </draw:frame>
        <draw:line draw:style-name="gr10" draw:text-style-name="P1" draw:layer="layout" svg:x1="11.16cm" svg:y1="8.874cm" svg:x2="8.747cm" svg:y2="8.747cm">
          <text:p/>
        </draw:line>
        <draw:line draw:style-name="gr10" draw:text-style-name="P1" draw:layer="layout" svg:x1="8.747cm" svg:y1="9.636cm" svg:x2="10.906cm" svg:y2="9.636cm">
          <text:p/>
        </draw:line>
        <draw:frame draw:style-name="gr12" draw:layer="layout" svg:width="0.959cm" svg:height="0.962cm" svg:x="8.931cm" svg:y="4.941cm">
          <draw:text-box>
            <text:p>N</text:p>
          </draw:text-box>
        </draw:frame>
        <draw:custom-shape draw:style-name="gr13" draw:text-style-name="P1" draw:layer="layout" svg:width="4.76cm" svg:height="1.904cm" svg:x="4.368cm" svg:y="1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4" draw:layer="layout" svg:width="4.064cm" svg:height="1.27cm" svg:x="1.508cm" svg:y="12.938cm">
          <text:p/>
        </draw:rect>
        <draw:custom-shape draw:style-name="gr8" draw:text-style-name="P1" draw:layer="layout" svg:width="3.81cm" svg:height="1.524cm" svg:x="4.81cm" svg:y="11.287cm">
          <text:p text:style-name="P1">Typ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5" draw:layer="layout" svg:width="2.697cm" svg:height="1.143cm" svg:x="5.161cm" svg:y="22.717cm">
          <text:p/>
        </draw:rect>
        <draw:rect draw:style-name="gr5" draw:text-style-name="P5" draw:layer="layout" svg:width="2.281cm" svg:height="0.876cm" svg:x="5.323cm" svg:y="22.844cm">
          <text:p text:style-name="P4">Track</text:p>
        </draw:rect>
        <draw:line draw:style-name="gr16" draw:text-style-name="P1" draw:layer="layout" svg:x1="6.334cm" svg:y1="23.86cm" svg:x2="4.302cm" svg:y2="24.241cm">
          <text:p/>
        </draw:line>
        <draw:ellipse draw:style-name="gr3" draw:text-style-name="P3" draw:layer="layout" svg:width="3.81cm" svg:height="1.778cm" svg:x="1cm" svg:y="23.987cm">
          <text:p text:style-name="P1"><text:span text:style-name="T3">track_id</text:span></text:p>
        </draw:ellipse>
        <draw:line draw:style-name="gr16" draw:text-style-name="P1" draw:layer="layout" svg:x1="6.334cm" svg:y1="23.86cm" svg:x2="9.128cm" svg:y2="24.368cm">
          <text:p/>
        </draw:line>
        <draw:ellipse draw:style-name="gr3" draw:text-style-name="P6" draw:layer="layout" svg:width="3.81cm" svg:height="1.904cm" svg:x="4.683cm" svg:y="24.876cm">
          <text:p text:style-name="P1"><text:span text:style-name="T4">Title</text:span></text:p>
        </draw:ellipse>
        <draw:frame draw:style-name="gr17" draw:text-style-name="P1" draw:layer="layout" svg:width="1.103cm" svg:height="0.963cm" svg:x="12.034cm" svg:y="8.747cm">
          <draw:text-box>
            <text:p text:style-name="P1">IS</text:p>
          </draw:text-box>
        </draw:frame>
        <draw:custom-shape draw:style-name="gr8" draw:text-style-name="P1" draw:layer="layout" svg:width="3.81cm" svg:height="1.524cm" svg:x="10.637cm" svg:y="8.366cm">
          <text:p text:style-name="P1">Search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18.272cm" svg:y1="7.242cm" svg:x2="13.446cm" svg:y2="7.236cm">
          <text:p/>
        </draw:line>
        <draw:line draw:style-name="gr10" draw:text-style-name="P1" draw:layer="layout" svg:x1="17.397cm" svg:y1="5.966cm" svg:x2="14.335cm" svg:y2="5.966cm">
          <text:p/>
        </draw:line>
        <draw:frame draw:style-name="gr12" draw:layer="layout" svg:width="0.959cm" svg:height="0.962cm" svg:x="15.662cm" svg:y="4.877cm">
          <draw:text-box>
            <text:p>N</text:p>
          </draw:text-box>
        </draw:frame>
        <draw:rect draw:style-name="gr5" draw:text-style-name="P5" draw:layer="layout" svg:width="2.403cm" svg:height="0.875cm" svg:x="17.129cm" svg:y="6.22cm">
          <text:p text:style-name="P4">DVD</text:p>
        </draw:rect>
        <draw:line draw:style-name="gr10" draw:text-style-name="P1" draw:layer="layout" svg:x1="13.685cm" svg:y1="8.68cm" svg:x2="13.589cm" svg:y2="7.604cm">
          <text:p/>
        </draw:line>
        <draw:line draw:style-name="gr10" draw:text-style-name="P1" draw:layer="layout" svg:x1="12.923cm" svg:y1="7.35cm" svg:x2="13.05cm" svg:y2="8.366cm">
          <text:p/>
        </draw:line>
        <draw:frame draw:style-name="gr18" draw:layer="layout" svg:width="1.031cm" svg:height="0.962cm" svg:x="11.526cm" svg:y="7.35cm">
          <draw:text-box>
            <text:p>M</text:p>
          </draw:text-box>
        </draw:frame>
        <draw:ellipse draw:style-name="gr3" draw:text-style-name="P6" draw:layer="layout" svg:width="3.81cm" svg:height="1.904cm" svg:x="8.493cm" svg:y="23.987cm">
          <text:p text:style-name="P1"><text:span text:style-name="T4">Length_s</text:span></text:p>
        </draw:ellipse>
        <draw:line draw:style-name="gr16" draw:text-style-name="P1" draw:layer="layout" svg:x1="6.334cm" svg:y1="23.859cm" svg:x2="6.461cm" svg:y2="24.749cm">
          <text:p/>
        </draw:line>
        <draw:line draw:style-name="gr10" draw:text-style-name="P1" draw:layer="layout" svg:x1="16.367cm" svg:y1="8.874cm" svg:x2="14.208cm" svg:y2="9.001cm">
          <text:p/>
        </draw:line>
        <draw:line draw:style-name="gr10" draw:text-style-name="P1" draw:layer="layout" svg:x1="16.367cm" svg:y1="9.763cm" svg:x2="13.7cm" svg:y2="9.763cm">
          <text:p/>
        </draw:line>
        <draw:rect draw:style-name="gr19" draw:layer="layout" svg:width="2.697cm" svg:height="1.143cm" svg:x="16.367cm" svg:y="8.747cm">
          <text:p/>
        </draw:rect>
        <draw:rect draw:style-name="gr5" draw:text-style-name="P5" draw:layer="layout" svg:width="2.281cm" svg:height="0.876cm" svg:x="16.626cm" svg:y="8.874cm">
          <text:p text:style-name="P4">Movie</text:p>
        </draw:rect>
        <draw:ellipse draw:style-name="gr3" draw:text-style-name="P2" draw:layer="layout" svg:width="3.81cm" svg:height="1.904cm" svg:x="12.176cm" svg:y="16.749cm">
          <text:p text:style-name="P1"><text:span text:style-name="T3">Movie</text:span><text:span text:style-name="T5">_id</text:span></text:p>
        </draw:ellipse>
        <draw:frame draw:style-name="gr11" draw:layer="layout" svg:width="0.127cm" svg:height="0.962cm" svg:x="15.351cm" svg:y="7.531cm">
          <draw:text-box>
            <text:p>1</text:p>
          </draw:text-box>
        </draw:frame>
        <draw:frame draw:style-name="gr11" draw:layer="layout" svg:width="0.127cm" svg:height="0.962cm" svg:x="9.636cm" svg:y="7.604cm">
          <draw:text-box>
            <text:p>1</text:p>
          </draw:text-box>
        </draw:frame>
        <draw:custom-shape draw:style-name="gr20" draw:text-style-name="P1" draw:layer="layout" svg:width="4.76cm" svg:height="1.904cm" svg:x="15.478cm" svg:y="10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81cm" svg:height="1.524cm" svg:x="15.92cm" svg:y="11.16cm">
          <text:p text:style-name="P1">Typ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1" draw:layer="layout" svg:width="4.064cm" svg:height="1.27cm" svg:x="1.508cm" svg:y="17.891cm">
          <text:p/>
        </draw:rect>
        <draw:rect draw:style-name="gr22" draw:layer="layout" svg:width="4.064cm" svg:height="1.27cm" svg:x="13.065cm" svg:y="15.224cm">
          <text:p/>
        </draw:rect>
        <draw:rect draw:style-name="gr5" draw:text-style-name="P5" draw:layer="layout" svg:width="3.56cm" svg:height="0.876cm" svg:x="13.319cm" svg:y="15.351cm">
          <text:p text:style-name="P4">Title</text:p>
        </draw:rect>
        <draw:rect draw:style-name="gr23" draw:layer="layout" svg:width="4.064cm" svg:height="1.27cm" svg:x="10.398cm" svg:y="11.414cm">
          <text:p/>
        </draw:rect>
        <draw:rect draw:style-name="gr5" draw:text-style-name="P5" draw:layer="layout" svg:width="3.56cm" svg:height="0.876cm" svg:x="10.779cm" svg:y="11.554cm">
          <text:p text:style-name="P4">Price</text:p>
        </draw:rect>
        <draw:ellipse draw:style-name="gr3" draw:text-style-name="P8" draw:layer="layout" svg:width="3.81cm" svg:height="1.904cm" svg:x="10.652cm" svg:y="13.066cm">
          <text:p text:style-name="P7"><text:span text:style-name="T6">Range</text:span></text:p>
        </draw:ellipse>
        <draw:line draw:style-name="gr10" draw:text-style-name="P1" draw:layer="layout" svg:x1="8.366cm" svg:y1="11.795cm" svg:x2="10.525cm" svg:y2="11.795cm">
          <text:p/>
        </draw:line>
        <draw:line draw:style-name="gr10" draw:text-style-name="P1" draw:layer="layout" svg:x1="8.112cm" svg:y1="12.557cm" svg:x2="10.271cm" svg:y2="12.557cm">
          <text:p/>
        </draw:line>
        <draw:line draw:style-name="gr10" draw:text-style-name="P1" draw:layer="layout" svg:x1="14.335cm" svg:y1="11.414cm" svg:x2="16.494cm" svg:y2="11.414cm">
          <text:p/>
        </draw:line>
        <draw:line draw:style-name="gr10" draw:text-style-name="P1" draw:layer="layout" svg:x1="14.589cm" svg:y1="12.43cm" svg:x2="16.748cm" svg:y2="12.43cm">
          <text:p/>
        </draw:line>
        <draw:line draw:style-name="gr10" draw:text-style-name="P1" draw:layer="layout" svg:x1="12.557cm" svg:y1="12.43cm" svg:x2="12.557cm" svg:y2="13.065cm">
          <text:p/>
        </draw:line>
        <draw:rect draw:style-name="gr24" draw:layer="layout" svg:width="4.064cm" svg:height="1.27cm" svg:x="6.969cm" svg:y="15.224cm">
          <text:p/>
        </draw:rect>
        <draw:rect draw:style-name="gr5" draw:text-style-name="P5" draw:layer="layout" svg:width="3.56cm" svg:height="0.876cm" svg:x="7.35cm" svg:y="15.364cm">
          <text:p text:style-name="P4">Title</text:p>
        </draw:rect>
        <draw:line draw:style-name="gr10" draw:text-style-name="P1" draw:layer="layout" svg:x1="8.112cm" svg:y1="12.556cm" svg:x2="10.271cm" svg:y2="12.556cm">
          <text:p/>
        </draw:line>
        <draw:line draw:style-name="gr10" draw:text-style-name="P1" draw:layer="layout" svg:x1="1.635cm" svg:y1="12.811cm" svg:x2="4.429cm" svg:y2="12.049cm">
          <text:p/>
        </draw:line>
        <draw:line draw:style-name="gr10" draw:text-style-name="P1" draw:layer="layout" svg:x1="8.112cm" svg:y1="12.555cm" svg:x2="10.271cm" svg:y2="12.555cm">
          <text:p/>
        </draw:line>
        <draw:line draw:style-name="gr10" draw:text-style-name="P1" draw:layer="layout" svg:x1="5.572cm" svg:y1="12.938cm" svg:x2="6.842cm" svg:y2="12.938cm">
          <text:p/>
        </draw:line>
        <draw:line draw:style-name="gr10" draw:text-style-name="P1" draw:layer="layout" svg:x1="8.112cm" svg:y1="12.554cm" svg:x2="9.255cm" svg:y2="15.224cm">
          <text:p/>
        </draw:line>
        <draw:line draw:style-name="gr10" draw:text-style-name="P1" draw:layer="layout" svg:x1="6.842cm" svg:y1="12.938cm" svg:x2="7.858cm" svg:y2="15.224cm">
          <text:p/>
        </draw:line>
        <draw:line draw:style-name="gr10" draw:text-style-name="P1" draw:layer="layout" svg:x1="17.891cm" svg:y1="19.415cm" svg:x2="17.891cm" svg:y2="12.811cm">
          <text:p/>
        </draw:line>
        <draw:line draw:style-name="gr10" draw:text-style-name="P1" draw:layer="layout" svg:x1="14.589cm" svg:y1="15.224cm" svg:x2="16.748cm" svg:y2="12.429cm">
          <text:p/>
        </draw:line>
        <draw:line draw:style-name="gr10" draw:text-style-name="P1" draw:layer="layout" svg:x1="9.001cm" svg:y1="16.24cm" svg:x2="8.112cm" svg:y2="16.875cm">
          <text:p/>
        </draw:line>
        <draw:line draw:style-name="gr10" draw:text-style-name="P1" draw:layer="layout" svg:x1="9.001cm" svg:y1="16.24cm" svg:x2="11.033cm" svg:y2="18.653cm">
          <text:p/>
        </draw:line>
        <draw:line draw:style-name="gr10" draw:text-style-name="P1" draw:layer="layout" svg:x1="15.224cm" svg:y1="16.24cm" svg:x2="14.335cm" svg:y2="16.875cm">
          <text:p/>
        </draw:line>
        <draw:custom-shape draw:style-name="gr25" draw:text-style-name="P1" draw:layer="layout" svg:width="4.76cm" svg:height="1.904cm" svg:x="1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3.81cm" svg:height="1.524cm" svg:x="1.442cm" svg:y="7.096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1" draw:layer="layout" svg:x1="6.461cm" svg:y1="22.717cm" svg:x2="3.286cm" svg:y2="8.874cm">
          <text:p/>
        </draw:line>
        <draw:rect draw:style-name="gr5" draw:text-style-name="P5" draw:layer="layout" svg:width="3.56cm" svg:height="0.876cm" svg:x="1.758cm" svg:y="13.065cm">
          <text:p text:style-name="P4">Artist Name</text:p>
        </draw:rect>
        <draw:rect draw:style-name="gr5" draw:text-style-name="P5" draw:layer="layout" svg:width="3.56cm" svg:height="0.876cm" svg:x="1.779cm" svg:y="18.141cm">
          <text:p text:style-name="P4">Publisher</text:p>
        </draw:rect>
        <draw:ellipse draw:style-name="gr3" draw:text-style-name="P9" draw:layer="layout" svg:width="5.969cm" svg:height="1.651cm" svg:x="0.873cm" svg:y="20.05cm">
          <text:p text:style-name="P9"><text:span text:style-name="T7">Publisher_name</text:span></text:p>
        </draw:ellipse>
        <draw:line draw:style-name="gr10" draw:text-style-name="P1" draw:layer="layout" svg:x1="5.699cm" svg:y1="7.858cm" svg:x2="7.731cm" svg:y2="8.493cm">
          <text:p/>
        </draw:line>
        <draw:line draw:style-name="gr10" draw:text-style-name="P1" draw:layer="layout" svg:x1="4.302cm" svg:y1="8.239cm" svg:x2="5.826cm" svg:y2="8.62cm">
          <text:p/>
        </draw:line>
        <draw:line draw:style-name="gr10" draw:text-style-name="P1" draw:layer="layout" svg:x1="3.286cm" svg:y1="13.954cm" svg:x2="3.286cm" svg:y2="14.589cm">
          <text:p/>
        </draw:line>
        <draw:line draw:style-name="gr10" draw:text-style-name="P1" draw:layer="layout" svg:x1="6.841cm" svg:y1="12.937cm" svg:x2="3.032cm" svg:y2="17.891cm">
          <text:p/>
        </draw:line>
        <draw:ellipse draw:style-name="gr3" draw:text-style-name="P9" draw:layer="layout" svg:width="3.81cm" svg:height="2.361cm" svg:x="1.508cm" svg:y="14.641cm">
          <text:p text:style-name="P9"><text:span text:style-name="T7">Artist Name</text:span></text:p>
        </draw:ellipse>
        <draw:line draw:style-name="gr10" draw:text-style-name="P1" draw:layer="layout" svg:x1="6.841cm" svg:y1="12.937cm" svg:x2="5.445cm" svg:y2="17.891cm">
          <text:p/>
        </draw:line>
        <draw:rect draw:style-name="gr26" draw:layer="layout" svg:width="4.064cm" svg:height="1.27cm" svg:x="16.24cm" svg:y="19.542cm">
          <text:p/>
        </draw:rect>
        <draw:rect draw:style-name="gr5" draw:text-style-name="P5" draw:layer="layout" svg:width="3.56cm" svg:height="0.876cm" svg:x="16.494cm" svg:y="19.669cm">
          <text:p text:style-name="P4">Studio Name</text:p>
        </draw:rect>
        <draw:line draw:style-name="gr10" draw:text-style-name="P1" draw:layer="layout" svg:x1="18.399cm" svg:y1="20.558cm" svg:x2="18.145cm" svg:y2="22.971cm">
          <text:p/>
        </draw:line>
        <draw:rect draw:style-name="gr19" draw:layer="layout" svg:width="4.064cm" svg:height="1.27cm" svg:x="13.064cm" svg:y="15.224cm">
          <text:p/>
        </draw:rect>
        <draw:rect draw:style-name="gr5" draw:text-style-name="P5" draw:layer="layout" svg:width="3.56cm" svg:height="0.876cm" svg:x="13.318cm" svg:y="15.351cm">
          <text:p text:style-name="P4">Title</text:p>
        </draw:rect>
        <draw:line draw:style-name="gr10" draw:text-style-name="P1" draw:layer="layout" svg:x1="15.223cm" svg:y1="16.24cm" svg:x2="14.334cm" svg:y2="16.875cm">
          <text:p/>
        </draw:line>
        <draw:line draw:style-name="gr10" draw:text-style-name="P1" draw:layer="layout" svg:x1="16.24cm" svg:y1="15.224cm" svg:x2="17.89cm" svg:y2="12.81cm">
          <text:p/>
        </draw:line>
        <draw:line draw:style-name="gr10" draw:text-style-name="P1" draw:layer="layout" svg:x1="19.288cm" svg:y1="19.415cm" svg:x2="19.034cm" svg:y2="12.302cm">
          <text:p/>
        </draw:line>
        <draw:ellipse draw:style-name="gr3" draw:text-style-name="P2" draw:layer="layout" svg:width="3.81cm" svg:height="1.904cm" svg:x="16.113cm" svg:y="22.845cm">
          <text:p text:style-name="P1"><text:span text:style-name="T3">Studio</text:span><text:span text:style-name="T5">_id</text:span></text:p>
        </draw:ellipse>
        <draw:ellipse draw:style-name="gr3" draw:text-style-name="P2" draw:layer="layout" svg:width="3.81cm" svg:height="1.904cm" svg:x="12.175cm" svg:y="16.748cm">
          <text:p text:style-name="P1"><text:span text:style-name="T3">Movie</text:span><text:span text:style-name="T5">_id</text:span></text:p>
        </draw:ellipse>
        <draw:line draw:style-name="gr10" draw:text-style-name="P1" draw:layer="layout" svg:x1="6.207cm" svg:y1="9.763cm" svg:x2="6.333cm" svg:y2="11.287cm">
          <text:p/>
        </draw:line>
        <draw:line draw:style-name="gr10" draw:text-style-name="P1" draw:layer="layout" svg:x1="7.477cm" svg:y1="9.89cm" svg:x2="7.603cm" svg:y2="11.414cm">
          <text:p/>
        </draw:line>
        <draw:line draw:style-name="gr10" draw:text-style-name="P1" draw:layer="layout" svg:x1="17.13cm" svg:y1="9.89cm" svg:x2="17.256cm" svg:y2="11.414cm">
          <text:p/>
        </draw:line>
        <draw:line draw:style-name="gr10" draw:text-style-name="P1" draw:layer="layout" svg:x1="18.527cm" svg:y1="9.89cm" svg:x2="18.653cm" svg:y2="11.414cm">
          <text:p/>
        </draw:line>
        <draw:frame draw:style-name="gr27" draw:layer="layout" svg:width="1.144cm" svg:height="0.962cm" svg:x="5.317cm" svg:y="7.731cm">
          <draw:text-box>
            <text:p>M</text:p>
          </draw:text-box>
        </draw:frame>
        <draw:frame draw:style-name="gr11" draw:layer="layout" svg:width="0.584cm" svg:height="0.962cm" svg:x="6.512cm" svg:y="9.944cm">
          <draw:text-box>
            <text:p>1</text:p>
          </draw:text-box>
        </draw:frame>
        <draw:frame draw:style-name="gr11" draw:layer="layout" svg:width="0.584cm" svg:height="0.962cm" svg:x="17.688cm" svg:y="10.017cm">
          <draw:text-box>
            <text:p>1</text:p>
          </draw:text-box>
        </draw:frame>
        <draw:frame draw:style-name="gr11" draw:layer="layout" svg:width="0.889cm" svg:height="0.962cm" svg:x="3.032cm" svg:y="12.23cm">
          <draw:text-box>
            <text:p>M</text:p>
          </draw:text-box>
        </draw:frame>
        <draw:frame draw:style-name="gr11" draw:layer="layout" svg:width="0.584cm" svg:height="0.962cm" svg:x="15.91cm" svg:y="13.627cm">
          <draw:text-box>
            <text:p>M</text:p>
          </draw:text-box>
        </draw:frame>
        <draw:frame draw:style-name="gr11" draw:layer="layout" svg:width="1.092cm" svg:height="0.962cm" svg:x="18.272cm" svg:y="15.71cm">
          <draw:text-box>
            <text:p>M</text:p>
          </draw:text-box>
        </draw:frame>
        <draw:frame draw:style-name="gr11" draw:layer="layout" svg:width="0.584cm" svg:height="0.962cm" svg:x="4.226cm" svg:y="16.929cm">
          <draw:text-box>
            <text:p>M</text:p>
          </draw:text-box>
        </draw:frame>
        <draw:frame draw:style-name="gr11" draw:layer="layout" svg:width="0.584cm" svg:height="0.962cm" svg:x="6.766cm" svg:y="21.755cm">
          <draw:text-box>
            <text:p>M</text:p>
          </draw:text-box>
        </draw:frame>
        <draw:line draw:style-name="gr10" draw:text-style-name="P1" draw:layer="layout" svg:x1="7.604cm" svg:y1="22.717cm" svg:x2="4.429cm" svg:y2="8.874cm">
          <text:p/>
        </draw:line>
        <draw:frame draw:style-name="gr11" draw:layer="layout" svg:width="0.584cm" svg:height="0.962cm" svg:x="14.64cm" svg:y="10.398cm">
          <draw:text-box>
            <text:p>M</text:p>
          </draw:text-box>
        </draw:frame>
        <draw:frame draw:style-name="gr11" draw:layer="layout" svg:width="0.584cm" svg:height="0.962cm" svg:x="8.925cm" svg:y="10.779cm">
          <draw:text-box>
            <text:p>M</text:p>
          </draw:text-box>
        </draw:frame>
        <draw:frame draw:style-name="gr11" draw:layer="layout" svg:width="0.584cm" svg:height="0.962cm" svg:x="7.731cm" svg:y="13.573cm">
          <draw:text-box>
            <text:p>M</text:p>
          </draw:text-box>
        </draw:frame>
        <draw:line draw:style-name="gr10" draw:text-style-name="P1" draw:layer="layout" svg:x1="3.413cm" svg:y1="19.288cm" svg:x2="3.413cm" svg:y2="19.9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eri Cabral</meta:initial-creator>
    <meta:creation-date>2013-01-03T11:55:40</meta:creation-date>
    <dc:date>2013-02-17T18:26:08</dc:date>
    <dc:creator>Rena Bear</dc:creator>
    <meta:editing-duration>PT1H38M49S</meta:editing-duration>
    <meta:editing-cycles>3</meta:editing-cycles>
    <meta:generator>OpenOffice.org/3.4.1$Unix OpenOffice.org_project/341m1$Build-9593</meta:generator>
    <meta:document-statistic meta:object-count="116"/>
  </office:meta>
</office:document-meta>
</file>